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8a2a" officeooo:paragraph-rsid="00148a2a"/>
    </style:style>
    <style:style style:name="P2" style:family="paragraph" style:parent-style-name="Standard">
      <style:paragraph-properties fo:text-align="center" style:justify-single-word="false"/>
      <style:text-properties officeooo:rsid="00148a2a" officeooo:paragraph-rsid="00148a2a"/>
    </style:style>
    <style:style style:name="P3" style:family="paragraph" style:parent-style-name="Standard">
      <style:text-properties fo:font-style="italic" officeooo:rsid="00148a2a" officeooo:paragraph-rsid="00148a2a" style:font-style-asian="italic" style:font-style-complex="italic"/>
    </style:style>
    <style:style style:name="P4" style:family="paragraph" style:parent-style-name="Standard" style:list-style-name="L1">
      <style:text-properties officeooo:rsid="0015e928" officeooo:paragraph-rsid="0015e928"/>
    </style:style>
    <style:style style:name="P5" style:family="paragraph" style:parent-style-name="Standard">
      <style:text-properties officeooo:rsid="0015e928" officeooo:paragraph-rsid="0015e928"/>
    </style:style>
    <style:style style:name="P6" style:family="paragraph" style:parent-style-name="Standard">
      <style:text-properties officeooo:rsid="0015e928" officeooo:paragraph-rsid="001755b7"/>
    </style:style>
    <style:style style:name="P7" style:family="paragraph" style:parent-style-name="Standard">
      <style:text-properties officeooo:rsid="001755b7" officeooo:paragraph-rsid="0015e928"/>
    </style:style>
    <style:style style:name="P8" style:family="paragraph" style:parent-style-name="Standard">
      <style:text-properties officeooo:rsid="001755b7" officeooo:paragraph-rsid="001755b7"/>
    </style:style>
    <style:style style:name="P9" style:family="paragraph" style:parent-style-name="Standard">
      <style:text-properties officeooo:rsid="0017a4bc" officeooo:paragraph-rsid="0017a4bc"/>
    </style:style>
    <style:style style:name="P10" style:family="paragraph" style:parent-style-name="Standard">
      <style:text-properties officeooo:rsid="0018f7cb" officeooo:paragraph-rsid="0018f7cb"/>
    </style:style>
    <style:style style:name="P11" style:family="paragraph" style:parent-style-name="Standard">
      <style:text-properties officeooo:rsid="0019ea6f" officeooo:paragraph-rsid="0019ea6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66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15e928"/>
    </style:style>
    <style:style style:name="T2" style:family="text">
      <style:text-properties officeooo:rsid="001755b7"/>
    </style:style>
    <style:style style:name="T3" style:family="text">
      <style:text-properties officeooo:rsid="0017a4bc"/>
    </style:style>
    <style:style style:name="T4" style:family="text">
      <style:text-properties officeooo:rsid="0018f7cb"/>
    </style:style>
    <style:style style:name="T5" style:family="text">
      <style:text-properties style:text-position="sub 58%"/>
    </style:style>
    <style:style style:name="T6" style:family="text">
      <style:text-properties officeooo:rsid="001af9db"/>
    </style:style>
    <style:style style:name="T7" style:family="text">
      <style:text-properties fo:font-weight="bold" officeooo:rsid="001af9d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36in" fo:min-width="0.123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66" draw:textarea-horizontal-align="justify" draw:textarea-vertical-align="middle" draw:auto-grow-height="false" fo:min-height="0.2173in" fo:min-width="0.2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43in" fo:min-width="0.1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7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ymmetric Velocity Logic</text:p>
      <text:p text:style-name="P2">by Sven Nilsen, 2020</text:p>
      <text:p text:style-name="P1"/>
      <text:p text:style-name="P3">In this paper I present a logic based on asymmetric velocity reference frames.</text:p>
      <text:p text:style-name="P1"/>
      <text:p text:style-name="P1">Galilean invariance means that physical laws look the same in all velocity reference frames.</text:p>
      <text:p text:style-name="P1">A way to picture this is that <text:span text:style-name="T1">when the observer is moving in one direction relative to a stationary object, it looks to the observer as if the stationary object is moving in the opposite direction.</text:span></text:p>
      <text:p text:style-name="P1"/>
      <text:p text:style-name="P1"><draw:custom-shape text:anchor-type="paragraph" draw:z-index="0" draw:name="Shape1" draw:style-name="gr1" draw:text-style-name="P12" svg:width="0.1752in" svg:height="0.1752in" svg:x="1.078in" svg:y="0.0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13" svg:width="0.3067in" svg:height="0.3067in" svg:x="1.7075in" svg:y="0.0646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" draw:name="Shape1" draw:style-name="gr4" draw:text-style-name="P12" svg:width="0.1752in" svg:height="0.1752in" svg:x="4.7181in" svg:y="0.13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2" draw:text-style-name="P13" svg:width="0.3067in" svg:height="0.3067in" svg:x="5.348in" svg:y="0.109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frame text:anchor-type="paragraph" draw:z-index="6" draw:name="Shape4" draw:style-name="gr5" draw:text-style-name="P15" svg:width="0.5689in" svg:height="0.2803in" svg:x="3.0728in" svg:y="0.1083in"><draw:text-box><text:p>=</text:p></draw:text-box></draw:frame></text:p>
      <text:p text:style-name="P1"><draw:line text:anchor-type="paragraph" draw:z-index="2" draw:name="Shape3" draw:style-name="gr3" draw:text-style-name="P14" svg:x1="2.0839in" svg:y1="0.0307in" svg:x2="2.4339in" svg:y2="0.0307in"><text:p/></draw:line><draw:line text:anchor-type="paragraph" draw:z-index="5" draw:name="Shape3" draw:style-name="gr3" draw:text-style-name="P14" svg:x1="4.6661in" svg:y1="0.015in" svg:x2="4.3244in" svg:y2="0.0134in"><text:p/></draw:line></text:p>
      <text:p text:style-name="P1"/>
      <text:p text:style-name="P1">What <text:span text:style-name="T1">if</text:span> <text:span text:style-name="T1">there was a universe where the object observed could do the following:</text:span></text:p>
      <text:p text:style-name="P1"/>
      <text:list xml:id="list3737410694726366060" text:style-name="L1">
        <text:list-item>
          <text:p text:style-name="P4">stay (looks as if it is stationary)</text:p>
        </text:list-item>
        <text:list-item>
          <text:p text:style-name="P4">push (<text:span text:style-name="T3">can not move closer</text:span>)</text:p>
        </text:list-item>
        <text:list-item>
          <text:p text:style-name="P4">pull (<text:span text:style-name="T3">can not move away</text:span>)</text:p>
        </text:list-item>
        <text:list-item>
          <text:p text:style-name="P4">follow (keeps same distance)</text:p>
        </text:list-item>
      </text:list>
      <text:p text:style-name="P5"/>
      <text:p text:style-name="P5">When an object `a` is an observer, it is written `a`.</text:p>
      <text:p text:style-name="P5">When an object `a` is not an observer, it is written `¬a`.</text:p>
      <text:p text:style-name="P8">For any two objects `a` and `b`, there are two binary relations `a ∧ ¬b` and `¬a ∧ b`.</text:p>
      <text:p text:style-name="P8">The relation `a ∧ ¬b` is interpreted as `a` <text:span text:style-name="T3">can move away from</text:span> `b`.</text:p>
      <text:p text:style-name="P8"/>
      <text:p text:style-name="P10">In matrix form, these 2-relations are defined as:</text:p>
      <text:p text:style-name="P5"/>
      <text:p text:style-name="P5"><text:tab/>stay<text:tab/>a <text:s/>b<text:tab/><text:tab/><text:span text:style-name="T2">push<text:tab/>a <text:s/>b<text:tab/><text:tab/>pull<text:tab/>a <text:s/>b<text:tab/><text:tab/>follow<text:tab/>a <text:s/>b</text:span></text:p>
      <text:p text:style-name="P6"><text:tab/>¬a<text:tab/><text:span text:style-name="T4">0 <text:s/>0<text:tab/><text:tab/></text:span>¬a<text:span text:style-name="T2"><text:tab/>0 <text:s/>0<text:tab/><text:tab/></text:span>¬a<text:span text:style-name="T2"><text:tab/>0 <text:s/>1<text:tab/><text:tab/></text:span>¬a<text:span text:style-name="T2"><text:tab/>0 <text:s/>1</text:span></text:p>
      <text:p text:style-name="P6"><text:tab/>¬b<text:tab/><text:span text:style-name="T2">0 <text:s/>0<text:tab/><text:tab/></text:span>¬b<text:span text:style-name="T2"><text:tab/>1 <text:s/>0<text:tab/><text:tab/></text:span>¬b<text:span text:style-name="T2"><text:tab/>0 <text:s/>0<text:tab/><text:tab/></text:span>¬b<text:span text:style-name="T2"><text:tab/>1 <text:s/>0</text:span></text:p>
      <text:p text:style-name="P7"/>
      <text:p text:style-name="P9"><text:span text:style-name="T4">If `a` is an observer and can not move away from `b`, then the analogue of Galiliean invariance means that from the perspective of `b`, it looks as if it “pushes” `a`, relative to stationary objects.</text:span></text:p>
      <text:p text:style-name="P7"/>
      <text:p text:style-name="P9"><text:span text:style-name="T4">Therefore, the</text:span> truth value is the same for both observers, since it depends on the direction of motion.</text:p>
      <text:p text:style-name="P9"/>
      <text:p text:style-name="P10">There is a natural way of assigning every 2-relation a function of type `bool → bool`:</text:p>
      <text:p text:style-name="P9"/>
      <text:p text:style-name="P9"><text:tab/><text:span text:style-name="T4">\false<text:tab/>&lt;=&gt;<text:tab/>stay<text:tab/><text:tab/><text:tab/>random motion results in random distances</text:span></text:p>
      <text:p text:style-name="P9"><text:tab/><text:span text:style-name="T4">not<text:tab/>&lt;=&gt;<text:tab/>push<text:tab/><text:tab/><text:tab/>random motion increases distance between two objects</text:span></text:p>
      <text:p text:style-name="P9"><text:tab/><text:span text:style-name="T4">id<text:tab/>&lt;=&gt;<text:tab/>pull<text:tab/><text:tab/><text:tab/>random motion brings two objects together</text:span></text:p>
      <text:p text:style-name="P9"><text:tab/><text:span text:style-name="T4">\true<text:tab/>&lt;=&gt;<text:tab/>follow<text:tab/><text:tab/><text:tab/>random motion results in constant distance</text:span></text:p>
      <text:p text:style-name="P9"/>
      <text:p text:style-name="P11">In <text:span text:style-name="T6">one</text:span> dimensional asymmetric velocity logic, <text:span text:style-name="T6">there are two operations on functions `bool → bool`:</text:span></text:p>
      <text:p text:style-name="P11"/>
      <text:p text:style-name="P11"><text:tab/>f<text:span text:style-name="T5">0</text:span> ∧ f<text:span text:style-name="T5">1</text:span><text:tab/><text:tab/><text:span text:style-name="T7">join</text:span><text:span text:style-name="T6"> end point of one path to the start point of another path</text:span></text:p>
      <text:p text:style-name="P11"><text:tab/>f<text:span text:style-name="T5">0</text:span> ∨ f<text:span text:style-name="T5">1</text:span><text:tab/><text:tab/><text:span text:style-name="T7">meet</text:span><text:span text:style-name="T6"> </text:span>two<text:span text:style-name="T6"> </text:span>paths in <text:span text:style-name="T6">higher</text:span> dimensions with same start and end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6:51:55.751230000</meta:creation-date>
    <dc:date>2020-04-18T18:02:42.014642000</dc:date>
    <meta:editing-duration>PT9M23S</meta:editing-duration>
    <meta:editing-cycles>1</meta:editing-cycles>
    <meta:document-statistic meta:table-count="0" meta:image-count="0" meta:object-count="0" meta:page-count="1" meta:paragraph-count="28" meta:word-count="362" meta:character-count="1918" meta:non-whitespace-character-count="1548"/>
    <meta:generator>LibreOffice/5.1.2.2$MacOSX_X86_64 LibreOffice_project/d3bf12ecb743fc0d20e0be0c58ca359301eb705f</meta:generator>
  </office:meta>
</office:document-meta>
</file>